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4b22b" officeooo:paragraph-rsid="000d9210" style:font-size-asian="12pt" style:font-size-complex="12pt"/>
    </style:style>
    <style:style style:name="P2" style:family="paragraph" style:parent-style-name="Standard">
      <style:text-properties fo:font-size="12pt" officeooo:rsid="00023372" officeooo:paragraph-rsid="000d9210" style:font-size-asian="12pt" style:font-size-complex="12pt"/>
    </style:style>
    <style:style style:name="P3" style:family="paragraph" style:parent-style-name="Standard">
      <style:text-properties fo:font-size="12pt" officeooo:paragraph-rsid="000d9210" style:font-size-asian="12pt" style:font-size-complex="12pt"/>
    </style:style>
    <style:style style:name="P4" style:family="paragraph" style:parent-style-name="Standard">
      <style:paragraph-properties fo:break-before="page"/>
      <style:text-properties fo:font-size="12pt" officeooo:rsid="000d9210" officeooo:paragraph-rsid="000d9210" style:font-size-asian="12pt" style:font-size-complex="12pt"/>
    </style:style>
    <style:style style:name="P5" style:family="paragraph" style:parent-style-name="Standard">
      <style:text-properties fo:font-size="12pt" officeooo:rsid="000d9210" officeooo:paragraph-rsid="000d9210" style:font-size-asian="12pt" style:font-size-complex="12pt"/>
    </style:style>
    <style:style style:name="T1" style:family="text">
      <style:text-properties officeooo:rsid="000ffef2"/>
    </style:style>
    <style:style style:name="T2" style:family="text">
      <style:text-properties officeooo:rsid="00023372"/>
    </style:style>
    <style:style style:name="T3" style:family="text">
      <style:text-properties officeooo:rsid="001f23c4"/>
    </style:style>
    <style:style style:name="T4" style:family="text">
      <style:text-properties officeooo:rsid="000d92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periment No<text:tab/>: <text:span text:style-name="T4">11</text:span></text:p>
      <text:p text:style-name="P2">Aim<text:tab/><text:tab/><text:tab/>: To implement a program <text:span text:style-name="T4">to find the word count,character count <text:tab/><text:tab/><text:tab/> <text:s/>and line count using Lex Tool</text:span></text:p>
      <text:p text:style-name="P3">Date<text:tab/><text:tab/><text:tab/>: <text:span text:style-name="T4">15</text:span><text:span text:style-name="T2">/</text:span><text:span text:style-name="T3">1</text:span><text:span text:style-name="T1">2</text:span><text:span text:style-name="T3">/</text:span><text:span text:style-name="T2">2022</text:span></text:p>
      <text:p text:style-name="P3">Name<text:tab/><text:tab/><text:tab/>: <text:span text:style-name="T2">Aravind Jose</text:span></text:p>
      <text:p text:style-name="P2">Roll No<text:tab/><text:tab/>: 10</text:p>
      <text:p text:style-name="P2"/>
      <text:p text:style-name="P1">Program</text:p>
      <text:p text:style-name="P1">------------</text:p>
      <text:p text:style-name="P1">%{</text:p>
      <text:p text:style-name="P1">#include &lt;stdio.h&gt;</text:p>
      <text:p text:style-name="P1">int no=0;</text:p>
      <text:p text:style-name="P1">int lno=0;</text:p>
      <text:p text:style-name="P1">int cno=0;</text:p>
      <text:p text:style-name="P1">%}</text:p>
      <text:p text:style-name="P1">%%</text:p>
      <text:p text:style-name="P1">" " {no++; }</text:p>
      <text:p text:style-name="P1">"\n" {lno++;no++;}</text:p>
      <text:p text:style-name="P1">. {cno++; }</text:p>
      <text:p text:style-name="P1"/>
      <text:p text:style-name="P1">%%</text:p>
      <text:p text:style-name="P1">int main()</text:p>
      <text:p text:style-name="P1">{</text:p>
      <text:p text:style-name="P1"><text:tab/>yyin=fopen("input.txt","r");</text:p>
      <text:p text:style-name="P1"><text:tab/>yylex();</text:p>
      <text:p text:style-name="P1"><text:tab/>printf("Word count : %i\n",no);</text:p>
      <text:p text:style-name="P1"><text:tab/>printf("Line count : %i\n",lno);</text:p>
      <text:p text:style-name="P1"><text:tab/>printf("Character count : %i\n",cno);</text:p>
      <text:p text:style-name="P1">}</text:p>
      <text:p text:style-name="P1"/>
      <text:p text:style-name="P4">Output</text:p>
      <text:p text:style-name="P5">---------</text:p>
      <text:p text:style-name="P5"/>
      <text:p text:style-name="P5">input.txt</text:p>
      <text:p text:style-name="P5">----------</text:p>
      <text:p text:style-name="P5">Hello World</text:p>
      <text:p text:style-name="P5">Hi</text:p>
      <text:p text:style-name="P5"/>
      <text:p text:style-name="P5">Word count : 3</text:p>
      <text:p text:style-name="P5">Line count : 2</text:p>
      <text:p text:style-name="P5">Character count : 12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3cm" fo:margin-right="3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5T15:32:09.881409431</meta:creation-date>
    <dc:date>2022-12-15T15:37:21.464095724</dc:date>
    <meta:editing-duration>PT5M15S</meta:editing-duration>
    <meta:editing-cycles>1</meta:editing-cycles>
    <meta:document-statistic meta:table-count="0" meta:image-count="0" meta:object-count="0" meta:page-count="2" meta:paragraph-count="35" meta:word-count="93" meta:character-count="538" meta:non-whitespace-character-count="463"/>
    <meta:generator>LibreOffice/7.3.5.2$Linux_X86_64 LibreOffice_project/30$Build-2</meta:generator>
  </office:meta>
</office:document-meta>
</file>